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1000002513A963322.png" manifest:media-type="image/png"/>
  <manifest:file-entry manifest:full-path="Pictures/1000062F00003D4C00003D4CE9DA1B0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78in" svg:height="6.178in" draw:z-index="0"><draw:image xlink:href="Pictures/1000062F00003D4C00003D4CE9DA1B01.svg" xlink:type="simple" xlink:show="embed" xlink:actuate="onLoad"/><draw:image xlink:href="Pictures/1000020100000251000002513A9633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55:06.762193371</meta:creation-date>
    <dc:date>2016-10-07T19:04:28.99468756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